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Таблица1" style:family="table">
      <style:table-properties style:width="25.7cm" table:align="margins"/>
    </style:style>
    <style:style style:name="Таблица1.A" style:family="table-column">
      <style:table-column-properties style:column-width="8.567cm" style:rel-column-width="21845*"/>
    </style:style>
    <style:style style:name="Таблица1.B" style:family="table-column">
      <style:table-column-properties style:column-width="8.565cm" style:rel-column-width="21844*"/>
    </style:style>
    <style:style style:name="Таблица1.C" style:family="table-column">
      <style:table-column-properties style:column-width="8.567cm" style:rel-column-width="21846*"/>
    </style:style>
    <style:style style:name="Таблица1.A1" style:family="table-cell">
      <style:table-cell-properties fo:padding="0.097cm" fo:border-left="0.05pt solid #000000" fo:border-right="none" fo:border-top="0.05pt solid #000000" fo:border-bottom="none"/>
    </style:style>
    <style:style style:name="Таблица1.C1" style:family="table-cell">
      <style:table-cell-properties fo:padding="0.097cm" fo:border-left="0.05pt solid #000000" fo:border-right="0.05pt solid #000000" fo:border-top="0.05pt solid #000000" fo:border-bottom="none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Liberation Sans" fo:font-size="10pt" fo:language="en" fo:country="US" style:font-size-asian="10pt" style:font-size-complex="10pt"/>
    </style:style>
    <style:style style:name="P2" style:family="paragraph" style:parent-style-name="Table_20_Contents">
      <style:text-properties style:font-name="Arial" fo:font-size="10pt" fo:language="en" fo:country="US" style:font-size-asian="10pt" style:font-size-complex="10pt"/>
    </style:style>
    <style:style style:name="P3" style:family="paragraph" style:parent-style-name="Table_20_Contents">
      <style:text-properties style:font-name="Arial" fo:font-size="10pt" fo:language="en" fo:country="US" officeooo:rsid="001da9c7" officeooo:paragraph-rsid="001da9c7" style:font-size-asian="10pt" style:font-size-complex="10pt"/>
    </style:style>
    <style:style style:name="P4" style:family="paragraph" style:parent-style-name="Table_20_Contents">
      <style:text-properties style:font-name="Arial" fo:font-size="10pt" fo:language="en" fo:country="US" officeooo:paragraph-rsid="001aaf25" style:font-size-asian="10pt" style:font-size-complex="10pt"/>
    </style:style>
    <style:style style:name="P5" style:family="paragraph" style:parent-style-name="Table_20_Contents">
      <style:text-properties style:font-name="Arial" fo:font-size="10pt" fo:language="en" fo:country="US" officeooo:paragraph-rsid="0014c8f2" style:font-size-asian="10pt" style:font-size-complex="10pt"/>
    </style:style>
    <style:style style:name="P6" style:family="paragraph" style:parent-style-name="Table_20_Contents">
      <style:text-properties style:font-name="Arial" fo:font-size="10pt" fo:language="en" fo:country="US" officeooo:paragraph-rsid="001868cd" style:font-size-asian="10pt" style:font-size-complex="10pt"/>
    </style:style>
    <style:style style:name="P7" style:family="paragraph" style:parent-style-name="Table_20_Contents">
      <style:text-properties style:font-name="Arial" fo:font-size="10pt" fo:language="en" fo:country="US" officeooo:rsid="00165447" officeooo:paragraph-rsid="001868cd" style:font-size-asian="10pt" style:font-size-complex="10pt"/>
    </style:style>
    <style:style style:name="P8" style:family="paragraph" style:parent-style-name="Table_20_Contents">
      <style:text-properties style:font-name="Arial" fo:font-size="10pt" fo:language="en" fo:country="US" officeooo:rsid="00165447" officeooo:paragraph-rsid="001b2596" style:font-size-asian="10pt" style:font-size-complex="10pt"/>
    </style:style>
    <style:style style:name="P9" style:family="paragraph" style:parent-style-name="Table_20_Contents">
      <style:text-properties style:font-name="Arial" fo:font-size="10pt" fo:language="en" fo:country="US" officeooo:paragraph-rsid="00165447" style:font-size-asian="10pt" style:font-size-complex="10pt"/>
    </style:style>
    <style:style style:name="P10" style:family="paragraph" style:parent-style-name="Table_20_Contents">
      <style:text-properties style:font-name="Arial" fo:font-size="10pt" fo:language="en" fo:country="US" officeooo:paragraph-rsid="001da9c7" style:font-size-asian="10pt" style:font-size-complex="10pt"/>
    </style:style>
    <style:style style:name="P11" style:family="paragraph" style:parent-style-name="Table_20_Contents">
      <style:text-properties style:font-name="Arial" fo:font-size="10pt" fo:language="en" fo:country="US" officeooo:rsid="001aaf25" officeooo:paragraph-rsid="001aaf25" style:font-size-asian="10pt" style:font-size-complex="10pt"/>
    </style:style>
    <style:style style:name="P12" style:family="paragraph" style:parent-style-name="Table_20_Contents">
      <style:text-properties style:font-name="Arial" fo:font-size="10pt" fo:language="en" fo:country="US" officeooo:paragraph-rsid="001b2596" style:font-size-asian="10pt" style:font-size-complex="10pt"/>
    </style:style>
    <style:style style:name="T1" style:family="text">
      <style:text-properties officeooo:rsid="0014c8f2"/>
    </style:style>
    <style:style style:name="T2" style:family="text">
      <style:text-properties officeooo:rsid="00165447"/>
    </style:style>
    <style:style style:name="T3" style:family="text">
      <style:text-properties officeooo:rsid="00180ea1"/>
    </style:style>
    <style:style style:name="T4" style:family="text">
      <style:text-properties officeooo:rsid="001868cd"/>
    </style:style>
    <style:style style:name="T5" style:family="text">
      <style:text-properties officeooo:rsid="001aaf25"/>
    </style:style>
    <style:style style:name="T6" style:family="text">
      <style:text-properties officeooo:rsid="001da9c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3">Business-Logic Server</text:p>
          </table:table-cell>
          <table:table-cell table:style-name="Таблица1.A1" office:value-type="string">
            <text:p text:style-name="P3">Comet Service</text:p>
          </table:table-cell>
          <table:table-cell table:style-name="Таблица1.C1" office:value-type="string">
            <text:p text:style-name="P3">Client in User Agent</text:p>
          </table:table-cell>
        </table:table-row>
        <table:table-row>
          <table:table-cell table:style-name="Таблица1.A2" office:value-type="string">
            <text:p text:style-name="P4">- <text:span text:style-name="T5">3rd-party model</text:span></text:p>
            <text:p text:style-name="P2">- <text:span text:style-name="T6">Model adapter</text:span></text:p>
            <text:p text:style-name="P2">- <text:span text:style-name="T6">Broadcast API, data load API</text:span></text:p>
            <text:p text:style-name="P2"/>
            <text:p text:style-name="P2"/>
            <text:p text:style-name="P5">- <text:span text:style-name="T6">Outbound routing (BindingType)</text:span></text:p>
            <text:p text:style-name="P6">- <text:span text:style-name="T6">Sustainable link (SustainableLinkServer)</text:span></text:p>
            <text:p text:style-name="P5"/>
            <text:p text:style-name="P7">- <text:span text:style-name="T6">Broadcast </text:span>API</text:p>
            <text:p text:style-name="P10">- <text:span text:style-name="T6">Transport adapter</text:span></text:p>
            <text:p text:style-name="P10">- <text:span text:style-name="T2">3rd-party comet transport</text:span></text:p>
            <text:p text:style-name="P2"/>
            <text:p text:style-name="P10">- <text:span text:style-name="T6">Manager (NeatCometServer)</text:span></text:p>
          </table:table-cell>
          <table:table-cell table:style-name="Таблица1.A2" office:value-type="string">
            <text:p text:style-name="P2"/>
            <text:p text:style-name="P2"/>
            <text:p text:style-name="P2"/>
            <text:p text:style-name="P2"/>
            <text:p text:style-name="P9">- <text:span text:style-name="T6">Algorithmic filter (BindingType)</text:span></text:p>
            <text:p text:style-name="P9">- <text:span text:style-name="T6">Matching routing (BindingType)</text:span></text:p>
            <text:p text:style-name="P2"/>
            <text:p text:style-name="P2"/>
            <text:p text:style-name="P8">- <text:span text:style-name="T6">Connection </text:span>API, <text:span text:style-name="T6">subscription </text:span>API, <text:span text:style-name="T6">broadcast </text:span>API</text:p>
            <text:p text:style-name="P9">- <text:span text:style-name="T6">Transport adapter</text:span></text:p>
            <text:p text:style-name="P5">- <text:span text:style-name="T2">3rd-party comet transport</text:span></text:p>
            <text:p text:style-name="P2"/>
            <text:p text:style-name="P10">- <text:span text:style-name="T6">Manager (NeatCometServer)</text:span></text:p>
          </table:table-cell>
          <table:table-cell table:style-name="Таблица1.C2" office:value-type="string">
            <text:p text:style-name="P2">- <text:span text:style-name="T5">3rd-party model</text:span></text:p>
            <text:p text:style-name="P10">- <text:span text:style-name="T6">Model adapter</text:span></text:p>
            <text:p text:style-name="P2">- <text:span text:style-name="T6">Subscription API</text:span></text:p>
            <text:p text:style-name="P11"/>
            <text:p text:style-name="P11"/>
            <text:p text:style-name="P2"/>
            <text:p text:style-name="P10">- <text:span text:style-name="T6">Sustainable link (SustainableLinkClient)</text:span></text:p>
            <text:p text:style-name="P9"/>
            <text:p text:style-name="P7">- <text:span text:style-name="T6">Subscription </text:span>API</text:p>
            <text:p text:style-name="P10">- <text:span text:style-name="T6">Transport adapter</text:span></text:p>
            <text:p text:style-name="P10">- <text:span text:style-name="T2">3rd-party comet transport</text:span></text:p>
            <text:p text:style-name="P2"/>
            <text:p text:style-name="P12">- <text:span text:style-name="T6">Manager (NeatCometClient)</text:span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vel  </meta:initial-creator>
    <meta:creation-date>2015-02-22T01:23:57.148284378</meta:creation-date>
    <dc:date>2015-06-08T13:31:09.745158238</dc:date>
    <dc:creator>Pavel  </dc:creator>
    <meta:editing-duration>PT11M50S</meta:editing-duration>
    <meta:editing-cycles>2</meta:editing-cycles>
    <meta:generator>LibreOffice/4.2.8.2$Linux_X86_64 LibreOffice_project/420m0$Build-2</meta:generator>
    <meta:document-statistic meta:table-count="1" meta:image-count="0" meta:object-count="0" meta:page-count="1" meta:paragraph-count="26" meta:word-count="92" meta:character-count="649" meta:non-whitespace-character-count="583"/>
  </office:meta>
</office:document-meta>
</file>